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eckedLock.relea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eckedLock.verify( byte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heckedLock.obt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edLock.isLoc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edLock.obtain( long lockWaitTime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erifyingLockFactory.makeLock( String loc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yingLockFactory.clearLock( String loc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edLock.CheckedLock( Lock 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yingLockFactory.VerifyingLockFactory( byte id , LockFactory lf , String host ,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